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8e701" officeooo:paragraph-rsid="0008e701"/>
    </style:style>
    <style:style style:name="P2" style:family="paragraph" style:parent-style-name="Standard" style:list-style-name="L1">
      <style:text-properties style:font-name="DejaVu Sans" officeooo:rsid="0008e701" officeooo:paragraph-rsid="0008e701"/>
    </style:style>
    <style:style style:name="P3" style:family="paragraph" style:parent-style-name="Standard">
      <style:text-properties style:font-name="DejaVu Sans" fo:font-size="14pt" officeooo:rsid="0008e701" officeooo:paragraph-rsid="0008e701" style:font-size-asian="14pt" style:font-size-complex="14pt"/>
    </style:style>
    <style:style style:name="P4" style:family="paragraph" style:parent-style-name="Standard">
      <style:text-properties style:font-name="DejaVu Sans" officeooo:rsid="000931df" officeooo:paragraph-rsid="000ad8fa"/>
    </style:style>
    <style:style style:name="T1" style:family="text">
      <style:text-properties fo:background-color="#ff9999" loext:char-shading-value="0"/>
    </style:style>
    <style:style style:name="T2" style:family="text">
      <style:text-properties fo:background-color="#ff9999" loext:char-shading-value="0"/>
    </style:style>
    <style:style style:name="T3" style:family="text">
      <style:text-properties officeooo:rsid="000931df" fo:background-color="#ff9999" loext:char-shading-value="0"/>
    </style:style>
    <style:style style:name="T4" style:family="text">
      <style:text-properties officeooo:rsid="000931df" fo:background-color="#ff9999" loext:char-shading-value="0"/>
    </style:style>
    <style:style style:name="T5" style:family="text">
      <style:text-properties officeooo:rsid="000931df"/>
    </style:style>
    <style:style style:name="T6" style:family="text">
      <style:text-properties fo:background-color="#ffff99" loext:char-shading-value="0"/>
    </style:style>
    <style:style style:name="T7" style:family="text">
      <style:text-properties fo:background-color="#ffff99" loext:char-shading-value="0"/>
    </style:style>
    <style:style style:name="T8" style:family="text">
      <style:text-properties officeooo:rsid="000ad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emented Features:</text:p>
      <text:list xml:id="list7228899324850905351" text:style-name="L1">
        <text:list-item>
          <text:p text:style-name="P2">Linear gradient shader</text:p>
        </text:list-item>
        <text:list-item>
          <text:p text:style-name="P2">Radial gradient shader</text:p>
        </text:list-item>
        <text:list-item>
          <text:p text:style-name="P2">spirographs</text:p>
        </text:list-item>
        <text:list-item>
          <text:p text:style-name="P2">L-systems</text:p>
        </text:list-item>
        <text:list-item>
          <text:p text:style-name="P2">Water shader</text:p>
        </text:list-item>
      </text:list>
      <text:p text:style-name="P1"/>
      <text:p text:style-name="P3">Linear Gradient Shader:</text:p>
      <text:p text:style-name="P1">I had a lot of trouble visualizing how to make this work, but with your help in office hours I was able to get it. The linear shader is found in most fragment shaders. It can be specifically viewed in <text:span text:style-name="T2">“scene3.fragment.glsl”</text:span> at <text:span text:style-name="T7">lines 24-35</text:span>.</text:p>
      <text:p text:style-name="P1"/>
      <text:p text:style-name="P3">Radial Gradient Shader:</text:p>
      <text:p text:style-name="P1">This got tacked on because you said I should start with this and then go to linear. You can find it in <text:span text:style-name="T2">“scene3.fragment.glsl”</text:span> at <text:span text:style-name="T7">lines 27-44</text:span>.</text:p>
      <text:p text:style-name="P1"/>
      <text:p text:style-name="P3">Spirographs:</text:p>
      <text:p text:style-name="P1">These were the easiest to code, actually. I used the Wikipedia article for Spirographs as a reference for the formula, and then offset a “square” of pixels by the units that formula spit out. Difficulties came in figuring out the period of a spirograph, which I wasn’t able to do. Some spirographs draw over themselves because of this. Found in <text:span text:style-name="T2">“Spirograph.java”.</text:span></text:p>
      <text:p text:style-name="P1"/>
      <text:p text:style-name="P3">L-Systems:</text:p>
      <text:p text:style-name="P1">I’m not entirely sure if how I coded this L-System counts for the full 4 points you were looking for. I’m hoping for at least two, because that’s what I need to get 8 points. I ended up implementing a type of Cantor Set called “Cantor Dust,” which can be found in the <text:span text:style-name="T2">“CantorSet.java”</text:span> file. A big problem I ran across with the cantor set was the winding order of the vertices of the squares. If they weren’t specified in a certain pattern, the set would break and draw random squares elsewhere. Coloring the set was also difficult, but in the end I decided to rely on the recursive integer that controlled its growth. This means the colors are hardcoded, but with a little more code wrangling they could be customized.</text:p>
      <text:p text:style-name="P1"/>
      <text:p text:style-name="P4">I’d also like to thank Taylor for linking me to this website <text:span text:style-name="T8">(http://natureofcode.com/book/chapter-8-fractals/)</text:span>, which helped me understand how to code L-Systems better.</text:p>
      <text:p text:style-name="P1"/>
      <text:p text:style-name="P3">Water shader:</text:p>
      <text:p text:style-name="P1">I mostly got this working with the exception of altering the x-coordinate by the y-coordinate. It was very simple; the most difficult part was finding a period that went decently with the music. <text:span text:style-name="T5">It’s found in </text:span><text:span text:style-name="T4">“scene7.vertex.glsl”</text:span><text:span text:style-name="T5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2:28:13.419466314</meta:creation-date>
    <dc:date>2017-12-14T12:45:06.227785366</dc:date>
    <meta:editing-duration>PT5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348" meta:character-count="2043" meta:non-whitespace-character-count="1716"/>
  </office:meta>
</office:document-meta>
</file>